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break-before="auto" fo:break-after="auto"/>
    </style:style>
    <style:style style:name="P2" style:family="paragraph" style:parent-style-name="Standard">
      <style:paragraph-properties fo:margin-left="0in" fo:margin-right="0in" fo:text-indent="0.5in" style:auto-text-indent="false" fo:break-before="auto" fo:break-after="auto"/>
    </style:style>
    <style:style style:name="P3" style:family="paragraph" style:parent-style-name="Standard">
      <style:paragraph-properties fo:margin-left="0in" fo:margin-right="0in" fo:text-indent="0in" style:auto-text-indent="false" fo:break-before="auto" fo:break-after="auto"/>
    </style:style>
    <style:style style:name="P4" style:family="paragraph" style:parent-style-name="Standard" style:master-page-name="Standard">
      <style:paragraph-properties style:page-number="1" fo:break-before="auto" fo:break-after="auto"/>
    </style:style>
    <style:style style:name="T1" style:family="text">
      <style:text-properties fo:font-weight="bold" style:font-weight-asian="bold"/>
    </style:style>
    <style:style style:name="T2" style:family="text">
      <style:text-properties fo:color="#1155cc" style:text-underline-style="solid" style:text-underline-width="auto" style:text-und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>Criptografía:</text:span></text:p>
      <text:p text:style-name="P1"/>
      <text:p text:style-name="P1">Criptografía: (actividades para introducir a criptografía</text:p>
      <text:p text:style-name="P1"/>
      <text:p text:style-name="P1"><text:tab/><text:a xlink:type="simple" xlink:href="http://digital.csic.es/bitstream/10261/21278/1/cripmatt_Suma.pdf" text:style-name="ListLabel_20_1" text:visited-style-name="ListLabel_20_1"><text:span text:style-name="T2">http://digital.csic.es/bitstream/10261/21278/1/cripmatt_Suma.pdf</text:span></text:a></text:p>
      <text:p text:style-name="P1"/>
      <text:p text:style-name="P2"><text:a xlink:type="simple" xlink:href="http://www.juntadeandalucia.es/averroes/centros-tic/11700858/helvia/sitio/upload/ElJuegoDeLosMensajesSecretos.pdf" text:style-name="ListLabel_20_1" text:visited-style-name="ListLabel_20_1"><text:span text:style-name="T2">http://www.juntadeandalucia.es/averroes/centros-tic/11700858/helvia/sitio/upload/ElJuegoDeLosMensajesSecretos.pdf</text:span></text:a></text:p>
      <text:p text:style-name="P1"/>
      <text:p text:style-name="P1"/>
      <text:p text:style-name="P1"><text:a xlink:type="simple" xlink:href="https://eduescaperoom.com/ejemplos-de-uso-del-cifrado-cesar-en-un-escape-room-educativo/" text:style-name="ListLabel_20_1" text:visited-style-name="ListLabel_20_1"><text:span text:style-name="T2">https://eduescaperoom.com/ejemplos-de-uso-del-cifrado-cesar-en-un-escape-room-educativo/</text:span></text:a></text:p>
      <text:p text:style-name="P1"/>
      <text:p text:style-name="P1"/>
      <text:p text:style-name="P1">Criptografía con RSA</text:p>
      <text:p text:style-name="P1"/>
      <text:p text:style-name="P2"><text:a xlink:type="simple" xlink:href="https://www.tlm.unavarra.es/pluginfile.php/11610/mod_resource/content/0/clases/07b_SSI-rsa.pdf" text:style-name="ListLabel_20_1" text:visited-style-name="ListLabel_20_1"><text:span text:style-name="T2">https://www.tlm.unavarra.es/pluginfile.php/11610/mod_resource/content/0/clases/07b_SSI-rsa.pdf</text:span></text:a></text:p>
      <text:p text:style-name="P1"/>
      <text:p text:style-name="P1"><text:span text:style-name="T1">Números primos:</text:span></text:p>
      <text:p text:style-name="P1"/>
      <text:p text:style-name="P1">Números primos en espiral:</text:p>
      <text:p text:style-name="P1"/>
      <text:p text:style-name="P2"><text:a xlink:type="simple" xlink:href="https://youtu.be/EK32jo7i5LQ" text:style-name="ListLabel_20_1" text:visited-style-name="ListLabel_20_1"><text:span text:style-name="T2">https://youtu.be/EK32jo7i5LQ</text:span></text:a></text:p>
      <text:p text:style-name="P1"/>
      <text:p text:style-name="P1">Unha corda para saber se é primo:</text:p>
      <text:p text:style-name="P1"/>
      <text:p text:style-name="P1"><text:tab/><text:a xlink:type="simple" xlink:href="https://www.gaussianos.com/buscando-primos-con-una-cuerda/" text:style-name="ListLabel_20_1" text:visited-style-name="ListLabel_20_1"><text:span text:style-name="T2">https://www.gaussianos.com/buscando-primos-con-una-cuerda/</text:span></text:a></text:p>
      <text:p text:style-name="P1"><text:soft-page-break/></text:p>
      <text:p text:style-name="P1">Criba de Eratostenes:</text:p>
      <text:p text:style-name="P1"/>
      <text:p text:style-name="P2"><text:a xlink:type="simple" xlink:href="https://es.wikipedia.org/wiki/Criba_de_Erat%C3%B3stenes" text:style-name="ListLabel_20_1" text:visited-style-name="ListLabel_20_1"><text:span text:style-name="T2">https://es.wikipedia.org/wiki/Criba_de_Erat%C3%B3stenes</text:span></text:a></text:p>
      <text:p text:style-name="P2"/>
      <text:p text:style-name="P2"/>
      <text:p text:style-name="P3"><text:span text:style-name="T1">Romper WIFI:</text:span></text:p>
      <text:p text:style-name="P3"/>
      <text:p text:style-name="P3"><text:a xlink:type="simple" xlink:href="https://www.androidauthority.com/capture-data-open-wi-fi-726356/" text:style-name="ListLabel_20_1" text:visited-style-name="ListLabel_20_1"><text:span text:style-name="T2">https://www.androidauthority.com/capture-data-open-wi-fi-726356/</text:span></text:a></text:p>
      <text:p text:style-name="P1"/>
      <text:p text:style-name="P1"/>
      <text:p text:style-name="P1"><text:a xlink:type="simple" xlink:href="https://puerto53.com/linux/capturar-el-trafico-de-red-con-tcpdump-y-wireshark/" text:style-name="ListLabel_20_1" text:visited-style-name="ListLabel_20_1"><text:span text:style-name="T2">https://puerto53.com/linux/capturar-el-trafico-de-red-con-tcpdump-y-wireshark/</text:span></text:a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gl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gl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style:style style:name="ListLabel_20_1" style:display-name="ListLabel 1" style:family="text">
      <style:text-properties fo:color="#1155cc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break-before="auto" fo:break-after="auto"/>
    </style:style>
    <style:page-layout style:name="Mpm1">
      <style:page-layout-properties fo:page-width="8.2681in" fo:page-height="11.6929in" style:num-format="1" style:print-orientation="portrait" fo:margin-top="0.5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2" meta:paragraph-count="17" meta:word-count="37" meta:character-count="841" meta:non-whitespace-character-count="819"/>
    <meta:generator>LibreOfficeDev/6.0.5.2$Linux_X86_64 LibreOffice_project/</meta:generator>
  </office:meta>
</office:document-meta>
</file>